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91000001ACFADE5A1B595F7638.png" manifest:media-type="image/png"/>
  <manifest:file-entry manifest:full-path="Pictures/100002010000035F00000270356A77DD9DCC3373.png" manifest:media-type="image/png"/>
  <manifest:file-entry manifest:full-path="Pictures/100002010000035F00000270622A358B924DF55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9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c9211e" fo:font-size="40pt" fo:font-weight="bold" style:font-size-asian="40pt" style:font-size-complex="40pt"/>
    </style:style>
    <style:style style:name="P3" style:family="paragraph">
      <loext:graphic-properties draw:fill="none" draw:fill-color="#ffffff"/>
      <style:text-properties fo:color="#c9211e" fo:font-size="40pt" fo:font-weight="bold" style:font-size-asian="40pt" style:font-size-complex="40pt"/>
    </style:style>
    <style:style style:name="T1" style:family="text">
      <style:text-properties fo:color="#c9211e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2.833cm" svg:height="16.509cm" svg:x="2.64cm" svg:y="2.472cm">
            <draw:image xlink:href="Pictures/100002010000035F00000270622A358B924DF55F.png" xlink:type="simple" xlink:show="embed" xlink:actuate="onLoad" loext:mime-type="image/png">
              <text:p/>
            </draw:image>
          </draw:frame>
          <draw:frame draw:style-name="gr1" draw:text-style-name="P1" draw:layer="layout" svg:width="22.833cm" svg:height="16.509cm" svg:x="24.94cm" svg:y="2.472cm">
            <draw:image xlink:href="Pictures/100002010000035F00000270356A77DD9DCC3373.png" xlink:type="simple" xlink:show="embed" xlink:actuate="onLoad" loext:mime-type="image/png">
              <text:p/>
            </draw:image>
          </draw:frame>
          <draw:frame draw:style-name="gr2" draw:text-style-name="P3" draw:layer="layout" svg:width="2.286cm" svg:height="2.175cm" svg:x="26.075cm" svg:y="15.815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2.286cm" svg:height="2.175cm" svg:x="3.575cm" svg:y="15.816cm">
            <draw:text-box>
              <text:p text:style-name="P2"><text:span text:style-name="T1">a</text:span></text:p>
            </draw:text-box>
          </draw:frame>
        </draw:g>
        <draw:frame draw:style-name="gr1" draw:text-style-name="P1" draw:layer="layout" svg:width="45.133cm" svg:height="16.509cm" svg:x="2.641cm" svg:y="23.873cm">
          <draw:image xlink:href="Pictures/1000020100000491000001ACFADE5A1B595F7638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17:04:16.862838279</meta:creation-date>
    <dc:date>2021-08-24T17:42:32.611252019</dc:date>
    <meta:editing-duration>PT17M52S</meta:editing-duration>
    <meta:editing-cycles>1</meta:editing-cycles>
    <meta:document-statistic meta:object-count="6"/>
    <meta:generator>LibreOffice/6.4.6.2$Linux_X86_64 LibreOffice_project/40$Build-2</meta:generator>
  </office:meta>
</office:document-meta>
</file>